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57a1" officeooo:paragraph-rsid="001aae20"/>
    </style:style>
    <style:style style:name="P2" style:family="paragraph" style:parent-style-name="Standard">
      <style:text-properties officeooo:rsid="001057a1" officeooo:paragraph-rsid="00272812"/>
    </style:style>
    <style:style style:name="P3" style:family="paragraph" style:parent-style-name="Standard">
      <style:text-properties officeooo:rsid="00176149" officeooo:paragraph-rsid="00176149"/>
    </style:style>
    <style:style style:name="P4" style:family="paragraph" style:parent-style-name="Standard">
      <style:text-properties fo:font-weight="bold" officeooo:rsid="001aae20" officeooo:paragraph-rsid="001aae20" style:font-weight-asian="bold" style:font-weight-complex="bold"/>
    </style:style>
    <style:style style:name="P5" style:family="paragraph" style:parent-style-name="Standard">
      <style:text-properties fo:font-weight="bold" officeooo:rsid="001b88b8" officeooo:paragraph-rsid="001b88b8" style:font-weight-asian="bold" style:font-weight-complex="bold"/>
    </style:style>
    <style:style style:name="P6" style:family="paragraph" style:parent-style-name="Standard">
      <style:text-properties fo:font-weight="bold" officeooo:rsid="001db49f" officeooo:paragraph-rsid="001aae20" style:font-weight-asian="bold" style:font-weight-complex="bold"/>
    </style:style>
    <style:style style:name="P7" style:family="paragraph" style:parent-style-name="Standard">
      <style:text-properties officeooo:rsid="001aae20" officeooo:paragraph-rsid="001aae20"/>
    </style:style>
    <style:style style:name="P8" style:family="paragraph" style:parent-style-name="Standard">
      <style:text-properties officeooo:rsid="001b88b8" officeooo:paragraph-rsid="001b88b8"/>
    </style:style>
    <style:style style:name="P9" style:family="paragraph" style:parent-style-name="Standard">
      <style:text-properties officeooo:rsid="001db49f" officeooo:paragraph-rsid="001db49f"/>
    </style:style>
    <style:style style:name="P10" style:family="paragraph" style:parent-style-name="Standard">
      <style:text-properties officeooo:rsid="0020f594" officeooo:paragraph-rsid="0020f594"/>
    </style:style>
    <style:style style:name="P11" style:family="paragraph" style:parent-style-name="Standard">
      <style:text-properties officeooo:rsid="001dbe51" officeooo:paragraph-rsid="001db49f"/>
    </style:style>
    <style:style style:name="P12" style:family="paragraph" style:parent-style-name="Standard">
      <style:text-properties officeooo:rsid="001d77f2" officeooo:paragraph-rsid="002395d4"/>
    </style:style>
    <style:style style:name="P13" style:family="paragraph" style:parent-style-name="Standard">
      <style:text-properties officeooo:rsid="00255c61" officeooo:paragraph-rsid="00255c61"/>
    </style:style>
    <style:style style:name="P14" style:family="paragraph" style:parent-style-name="Standard">
      <style:text-properties fo:font-weight="normal" officeooo:rsid="00255c61" officeooo:paragraph-rsid="00255c61" style:font-weight-asian="normal" style:font-weight-complex="normal"/>
    </style:style>
    <style:style style:name="P15" style:family="paragraph" style:parent-style-name="Standard">
      <style:text-properties fo:font-size="16pt" fo:font-weight="bold" officeooo:rsid="001057a1" officeooo:paragraph-rsid="00272812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fo:font-weight="bold" officeooo:rsid="00282dea" officeooo:paragraph-rsid="00282dea" fo:background-color="#fff200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6pt" fo:font-weight="bold" officeooo:rsid="001057a1" officeooo:paragraph-rsid="001057a1" fo:background-color="#fff200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6pt" fo:font-weight="bold" officeooo:rsid="001aae20" officeooo:paragraph-rsid="001aae20" fo:background-color="#fff200" style:font-size-asian="16pt" style:font-weight-asian="bold" style:font-size-complex="16pt" style:font-weight-complex="bold"/>
    </style:style>
    <style:style style:name="P19" style:family="paragraph" style:parent-style-name="Standard">
      <style:text-properties officeooo:rsid="002e7b2b" officeooo:paragraph-rsid="002e7b2b" fo:background-color="#fff200"/>
    </style:style>
    <style:style style:name="P20" style:family="paragraph" style:parent-style-name="Standard">
      <style:text-properties officeooo:rsid="00282dea" officeooo:paragraph-rsid="0028f85f"/>
    </style:style>
    <style:style style:name="P21" style:family="paragraph" style:parent-style-name="Standard">
      <style:text-properties officeooo:rsid="002a541f" officeooo:paragraph-rsid="002a541f"/>
    </style:style>
    <style:style style:name="P22" style:family="paragraph" style:parent-style-name="Standard">
      <style:text-properties officeooo:rsid="002c3901" officeooo:paragraph-rsid="002e0a65"/>
    </style:style>
    <style:style style:name="P23" style:family="paragraph" style:parent-style-name="Standard">
      <style:text-properties officeooo:rsid="002e7b2b" officeooo:paragraph-rsid="002e7b2b"/>
    </style:style>
    <style:style style:name="P24" style:family="paragraph" style:parent-style-name="Standard">
      <style:text-properties fo:font-weight="bold" officeooo:rsid="002395d4" officeooo:paragraph-rsid="002395d4" style:font-weight-asian="bold" style:font-weight-complex="bold"/>
    </style:style>
    <style:style style:name="P25" style:family="paragraph" style:parent-style-name="Standard">
      <style:text-properties officeooo:rsid="0033c600" officeooo:paragraph-rsid="0033c600" fo:background-color="#fff200"/>
    </style:style>
    <style:style style:name="P26" style:family="paragraph" style:parent-style-name="Standard">
      <style:text-properties officeooo:rsid="001057a1" officeooo:paragraph-rsid="001057a1" fo:background-color="#fff200"/>
    </style:style>
    <style:style style:name="P27" style:family="paragraph" style:parent-style-name="Standard">
      <style:text-properties officeooo:rsid="001057a1" officeooo:paragraph-rsid="001057a1"/>
    </style:style>
    <style:style style:name="P28" style:family="paragraph" style:parent-style-name="Standard">
      <style:text-properties officeooo:rsid="001057a1" officeooo:paragraph-rsid="001aae20"/>
    </style:style>
    <style:style style:name="P29" style:family="paragraph" style:parent-style-name="Standard">
      <style:text-properties officeooo:rsid="00173778" officeooo:paragraph-rsid="00173778"/>
    </style:style>
    <style:style style:name="P30" style:family="paragraph" style:parent-style-name="Standard">
      <style:text-properties officeooo:rsid="00173778" officeooo:paragraph-rsid="0015dcc2"/>
    </style:style>
    <style:style style:name="P31" style:family="paragraph" style:parent-style-name="Standard">
      <style:text-properties officeooo:rsid="00176149" officeooo:paragraph-rsid="00176149"/>
    </style:style>
    <style:style style:name="T1" style:family="text">
      <style:text-properties officeooo:rsid="001571f3"/>
    </style:style>
    <style:style style:name="T2" style:family="text">
      <style:text-properties officeooo:rsid="00176149"/>
    </style:style>
    <style:style style:name="T3" style:family="text">
      <style:text-properties officeooo:rsid="00195f42"/>
    </style:style>
    <style:style style:name="T4" style:family="text">
      <style:text-properties officeooo:rsid="001fe103"/>
    </style:style>
    <style:style style:name="T5" style:family="text">
      <style:text-properties officeooo:rsid="0020f594"/>
    </style:style>
    <style:style style:name="T6" style:family="text">
      <style:text-properties officeooo:rsid="0022c161"/>
    </style:style>
    <style:style style:name="T7" style:family="text">
      <style:text-properties officeooo:rsid="00259342"/>
    </style:style>
    <style:style style:name="T8" style:family="text">
      <style:text-properties officeooo:rsid="00272812"/>
    </style:style>
    <style:style style:name="T9" style:family="text">
      <style:text-properties officeooo:rsid="002c55a5"/>
    </style:style>
    <style:style style:name="T10" style:family="text">
      <style:text-properties officeooo:rsid="002d113d"/>
    </style:style>
    <style:style style:name="T11" style:family="text">
      <style:text-properties officeooo:rsid="002fd662"/>
    </style:style>
    <style:style style:name="T12" style:family="text">
      <style:text-properties officeooo:rsid="0033c6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Intro</text:p>
      <text:p text:style-name="P19">Obiecuję nie przynudzać</text:p>
      <text:p text:style-name="P2"/>
      <text:p text:style-name="P20">Cześć! Nazywam się Jarek Karczewski <text:span text:style-name="T11">i jestem 30-latkiem z Poznania, który zajmuje się tworzeniem front-endu dla stron oraz aplikacji internetowych. Podobnie jak wiele innych osób z tej branży, posiadam też inne doświadczenia zawodowe. Od początku swojej kariery zawodowej jestem jednak związany z branżą kreatywną, a front-end development jest dla mnie naturalnym krokiem na ścieżce mojej kariery zawodowej.</text:span></text:p>
      <text:p text:style-name="P20"/>
      <text:p text:style-name="P21">Dlaczego front-end development? Bo to niesamowicie ciekawa i dynamicznie rozwijająca się branża, a ja uwielbiam się uczyć nowych rzeczy. I chyba tym jest dla mnie idealna praca – czymś co stale podnosi <text:span text:style-name="T10">moje</text:span> umiejętności i sprawia, że nigdy się nie <text:span text:style-name="T10">nudzę</text:span>.</text:p>
      <text:p text:style-name="P21"/>
      <text:p text:style-name="P22">Zacząłem od poznania HTML i CSS <text:span text:style-name="T9">(w tym bardziej zaawansowanych zagadnień takich jak flexbox, CSS grid czy animacje)</text:span>. <text:span text:style-name="T10">Szybko zorientowałem się, że muszę usprawnić swój proces pisania kodu. Dlatego zainteresowałem się preprocesorami SASS i LESS oraz metodologią BEM. <text:s/>Równolegle z nauką tworzenia warstwy wizualnej uczyłem się JavaScript (ES6). Staram się w nim tworzyć kod, który jest zoptymalizowany i zgodny ze standardami programowania obiektowego. <text:s/>Korzystam również z biblioteki React (dodatków takich jak Redux), a w planach mam naukę frameworka Vue.js. Ponadto, posługuję się GITem.</text:span></text:p>
      <text:p text:style-name="P22"/>
      <text:p text:style-name="P23">Jeśli uważasz, że moje umiejętności przydadzą się w Twoim zespole, skontaktuj się ze mną.</text:p>
      <text:p text:style-name="P15"/>
      <text:p text:style-name="P17">Moje doświadczenie</text:p>
      <text:p text:style-name="P26">Firmy, z którymi pracowałem</text:p>
      <text:p text:style-name="P27"/>
      <text:p text:style-name="P27">Studio 6/8</text:p>
      <text:p text:style-name="P1"><text:span text:style-name="T1">P</text:span>rojektowanie graficzne <text:span text:style-name="T1">materiałów cyfrowych i drukowanych. Skład DTP. Projektowanie szat graficznych uwzględniających responsywność dla stron internetowych. Projektowanie UI oraz elementów UI dla aplikacji internetowych. Projektowanie i realizacja materiałów reklamowych wykorzystujących nowoczesne technologie internetowe (np. bannery HTML5). Realizacja zaawansowanych zadań z pogranicza DTP i IT (np. automatyzacja pracy graficznej z wykorzystaniem różnorodnych, niestandardowych źródeł danych). Tworzenie systemów identyfikacji wizualnej dla firm. Projektowanie konstrukcji i stoisk reklamowych. Dodatkowo: tworzenie realistycznych wizualizacji z wykorzystaniem oprogramowania do grafiki 3D.</text:span></text:p>
      <text:p text:style-name="P30"/>
      <text:p text:style-name="P29">Soul &amp; Mind</text:p>
      <text:p text:style-name="P3">Projektowanie graficzne i <text:span text:style-name="T3">skład DTP</text:span> opakowań oraz innych materiałów do druku. Tworzenie realistycznych wizualizacji opakowań.</text:p>
      <text:p text:style-name="P3"/>
      <text:p text:style-name="P3">Peritus</text:p>
      <text:p text:style-name="P3">Projektowanie graficzne. <text:span text:style-name="T3">Tworzenie elementów identyfikacji wizualnej. Projektowanie szat graficznych dla stron internetowych. Realizacja nieskomplikowanych projektów stron internetowych z wykorzystaniem własnych projektów graficznych.</text:span></text:p>
      <text:p text:style-name="P3"/>
      <text:p text:style-name="P18"><text:soft-page-break/><text:span text:style-name="T12">Moje o</text:span>bszary zainteresowań</text:p>
      <text:p text:style-name="P25">W kilku zwięzłych punktach</text:p>
      <text:p text:style-name="P1"/>
      <text:p text:style-name="P4">Front-end development</text:p>
      <text:p text:style-name="P10">HTML i CSS stawiam na równi z językiem ojczystym. Tworzę front-end przyjazny dla użytkownika, przeglądarek i urządzeń mobilnych. <text:span text:style-name="T6">Uwielbiam pracować efektywnie i narzędzia, które mi to ułatwiają (np. SASS i BEM).</text:span></text:p>
      <text:p text:style-name="P7"/>
      <text:p text:style-name="P6">UI Design</text:p>
      <text:p text:style-name="P11">Zaprojektowałem setki ikon, innych elementów UI, a także kilka kompletnych interfejsów. Doświadczenie, które posiadam zdecydowanie ułatwia mi pracę z aplikacjami webowymi. Lubię kiedy wszystko jest ładnie i równie ułożone. To mnie uspokaja. Żartuję.</text:p>
      <text:p text:style-name="P7"/>
      <text:p text:style-name="P5">Modern JS</text:p>
      <text:p text:style-name="P9"><text:span text:style-name="T4">Wykorzystuję </text:span>nowoczesne konstrukcje tego języka (przede wszystkim ES6), a także wyrabia<text:span text:style-name="T4">m</text:span> dobre nawyki związane z optymalizacją kodu czy programowaniem obiektowym. <text:span text:style-name="T5">Unikam tworzenia śmieciowego kodu jak ognia.</text:span></text:p>
      <text:p text:style-name="P8"/>
      <text:p text:style-name="P5">React JS</text:p>
      <text:p text:style-name="P12">React to jedna z przyczyn, dla których zdecydowałem się zostać front-endowcem. Stale poszerzam portfolio swoich aplikacji o zaawansowane elementy tej technologii, np. wzorzec FLUX.</text:p>
      <text:p text:style-name="P12"/>
      <text:p text:style-name="P24">Node JS</text:p>
      <text:p text:style-name="P14"><text:span text:style-name="T7">Jako </text:span>front-end developer <text:span text:style-name="T7">chcę mieć </text:span>przynajmniej podstawową wiedzę o back-endzie <text:span text:style-name="T8">by móc pracować nad coraz bardziej zaawansowanymi i ciekawymi projektami.</text:span></text:p>
      <text:p text:style-name="P12"/>
      <text:p text:style-name="P24">GIT</text:p>
      <text:p text:style-name="P13">Moje doświadczenie pozwala mi na pracę w zespołach korzystających z GITa. <text:span text:style-name="T8">Korzystam z niego nawet kiedy pracuję sam</text:span>, bo to świetne narzędzie zwiększające efektywność prac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5:23:44.774000000</meta:creation-date>
    <dc:date>2019-09-29T18:50:27.246000000</dc:date>
    <meta:editing-duration>PT38M8S</meta:editing-duration>
    <meta:editing-cycles>7</meta:editing-cycles>
    <meta:generator>LibreOffice/6.0.3.2$Windows_x86 LibreOffice_project/8f48d515416608e3a835360314dac7e47fd0b821</meta:generator>
    <meta:document-statistic meta:table-count="0" meta:image-count="0" meta:object-count="0" meta:page-count="2" meta:paragraph-count="28" meta:word-count="499" meta:character-count="3774" meta:non-whitespace-character-count="3300"/>
  </office:meta>
</office:document-meta>
</file>